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Our idea was coming form the quantum mechanics, it said that for each particle to be at some place with some attribute can be determinated using a probabilist approach. It is not an stupid idea to believe that human activities behave like quantum particles, since we human are just a bigger particle.</text:p>
      <text:p text:style-name="Standard"/>
      <text:p text:style-name="Standard">The idea of our methods is believing that human activity happened in a probabilist way. This is saying that if a person is running, his/her acceleration and his/her orientation must be some kind of probability distribution. This is idea also indicated that the probability of he/she is running must be some kind <text:s/>of probability distribution. </text:p>
      <text:p text:style-name="Standard"/>
      <text:p text:style-name="Standard">Giving these two assumptions we can simply build a Bayes classifier to find out which activity a person is more like to be doing. For example: If a person A is doing a event E, then we should have P(X:attributes | E and A) and we should also have P(E | A). With these two probability we could find out the probability of P(E | X and A), simply use the Bayes theorem. We then can determinate which is more likely to be the event that A is doing given attributes X. </text:p>
      <text:p text:style-name="Standard"/>
      <text:p text:style-name="Standard">However, there are two conflicts here, attributes X may not be independent to each others and attributes may not be a simple single-mean distribution. <text:s/>In order for Naive Bayes classifier to work, first we must apply PCA on the raw data to remove the dependency between each attributes which make them non-correlated to each others. Another step we must do is to use the Expected Maximum method to find multi-mean Gaussian fit for each attributes, which is saying all P(X_{i}|E) is fitted by multi-mean Gaussian.</text:p>
      <text:p text:style-name="Standard"/>
      <text:p text:style-name="Standard">Out methods contain three different hierarchies: simple, monitored, and regular. The reason to have three different hierarchies is because we were trying to improve the accuracy by setting some parameters limitation and pre-processing the data.</text:p>
      <text:p text:style-name="Standard"/>
      <text:p text:style-name="Standard">a) Simple algorithm</text:p>
      <text:p text:style-name="Standard">------------------------------</text:p>
      <text:p text:style-name="Standard">Step 1 : Apply PCA on the training data</text:p>
      <text:p text:style-name="Standard">Step 2 : Group the same event together</text:p>
      <text:p text:style-name="Standard">Step 3 : Run Expected mean to find the multi-Gaussian distribution for each attribute within each <text:s/>event</text:p>
      <text:p text:style-name="Standard">Step 4 : Predict the event with test data using the naive Bayes. Calculate the P(E|X) using the distribution on Step(3), picking the label with highest probability, \theta MAP.</text:p>
      <text:p text:style-name="Standard">------------------------------</text:p>
      <text:p text:style-name="Standard">The simple algorithm simply applied our method on the the raw data without any pre-process nor limitation. We were as naive as naive Bayes classifier, the accuracy is lower than 1%. The result is bad is because we originally believe that using the multi-Gaussian distribution will remove the noise or at least reduce the impact of noise. However, using the EM method to find a multi-Gaussian fit causing us a huge trouble, since EM method tried to optimize the fit, or say minimized the distance. </text:p>
      <text:p text:style-name="Standard">Without giving it a upper bond or lower bond on clusters, it can act funny. For example, given an event E_{1} with a large variance on attribute X_{1} and an event E_{2} with a small variance on attribute X_{1}, the EM is tend to over fit the attribute X_{1} of E_{1} with too many means, which causing E_{1} always have the highest probability regardless the value of X_{1}. <text:s/>See figure 1 and 2, we can see that event 5 are the most dominate since they have highest False Positive.</text:p>
      <text:p text:style-name="Standard"/>
      <text:p text:style-name="Standard">b) Monitored algorithm</text:p>
      <text:p text:style-name="Standard"><text:soft-page-break/>------------------------------</text:p>
      <text:p text:style-name="Standard">Step 0 : For each event we have L_{E_{1}} to upper bond number of Gaussian fit on attributes, originally set to 9.</text:p>
      <text:p text:style-name="Standard">Step 1 : Apply PCA on the training data</text:p>
      <text:p text:style-name="Standard">Step 2 : Group the same activities together</text:p>
      <text:p text:style-name="Standard">Step 3 : Run Expected mean with limited number to find the L-Gaussian distribution for each attribute within each <text:s/>event</text:p>
      <text:p text:style-name="Standard">Step 4 : Predict the event with test data using the naive Bayes. Calculate the P(E|X) using the distribution on Step(3), picking the label with highest probability, \theta MAP.</text:p>
      <text:p text:style-name="Standard">Step 5 : Calculate the confusion matrix to see which event has the highest false positive, reduce its L and re-run the algorithm at Step 1</text:p>
      <text:p text:style-name="Standard">------------------------------</text:p>
      <text:p text:style-name="Standard">To fix the problem we encountered with simple algorithm. First we remove the NULL event from the raw data since it does not make sense to keep it. Then we propose a second algorithm to put a limitation on the number of Gaussian fit. Putting these limitation improve the accuracy, because <text:s/>the distribution of attributes' value are more significantly different for different events, see figure 3. However, there are two difficulties about this method. First, this method is not complete, setting single L value to each event is just an approximate. In order to do the exact correct method, we should have D L values for each event, where D is <text:s/>number of attributes. It is saying that each event should have different limitation on each attributes. </text:p>
      <text:p text:style-name="Standard">Another <text:s/>difficulties about this method is the prediction time. The prediction time (Step 4) for all three of our approaches are tremendously long, prediction on a Leave-one-day-out case require more than 24hrs. This problem explain why we did not try to implement a D-L complete monitored algorithm. This problem even prevent us from running the whole monitored algorithm, we only do a fixed set of L values to see the impact. However, we believe given us more time and more powerful CPUs, the D-L complete monitored algorithm can be implemented, since it is really easy to be paralleled.</text:p>
      <text:p text:style-name="Standard"/>
      <text:p text:style-name="Standard"/>
      <text:p text:style-name="Standard">c) Regular algorithm</text:p>
      <text:p text:style-name="Standard">------------------------------</text:p>
      <text:p text:style-name="Standard">Step 0 : Divide input into days. Find the regular days ( remove those with less than 3 activities) and use only the regular days as input.</text:p>
      <text:p text:style-name="Standard">Step 1 : Apply PCA on the training data</text:p>
      <text:p text:style-name="Standard">Step 2 : Group the same activities together</text:p>
      <text:p text:style-name="Standard">Step 3 : Run Expected mean with limited number to find the L-Gaussian distribution for each attribute within each <text:s/>event</text:p>
      <text:p text:style-name="Standard">Step 4 : Predict the event with test data using the naive Bayes. Calculate the P(E|X) using the distribution on Step(3), picking the label with highest probability, \theta MAP.</text:p>
      <text:p text:style-name="Standard">------------------------------</text:p>
      <text:p text:style-name="Standard">Since the prediction time (Step 4) is causing us to have big issue on maximize the L parameters, we take a different approach on looking at this problem. We trimmed the input size down to only the regular day, which make sense since activities recolonization is based on some regularity of a person's behavior. Combining the idea of monitored algorithm, we use some fixed L that we observer from previous test experiment with only the regular day input, the result accuracy should be higher. </text:p>
      <text:p text:style-name="Standard">The way we define a regular day is to compare all different days by observation. First divide the data into days using the time stamp provided in the first column, then we find a regular day based on the average of activities performed in one day. For example if a person perform average 7 events everyday, then a day with only 3 events is not an regular day for this person, which we consider it as a noise day. With this idea, we are more emphasize on a regular behavior of each perso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o Lu</meta:initial-creator>
    <meta:creation-date>2012-12-13T12:38:40</meta:creation-date>
    <dc:date>2012-12-13T15:58:39</dc:date>
    <meta:editing-duration>PT2H24M22S</meta:editing-duration>
    <meta:editing-cycles>6</meta:editing-cycles>
    <meta:generator>LibreOffice/3.5$Linux_X86_64 LibreOffice_project/350m1$Build-2</meta:generator>
    <meta:document-statistic meta:table-count="0" meta:image-count="0" meta:object-count="0" meta:page-count="3" meta:paragraph-count="35" meta:word-count="1180" meta:character-count="6901" meta:non-whitespace-character-count="5742"/>
  </office:meta>
</office:document-meta>
</file>